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4cm" fo:min-width="0.174cm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0.77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52cm" svg:height="0.952cm" svg:x="13.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52cm" svg:height="0.952cm" svg:x="11.0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52cm" svg:height="0.952cm" svg:x="8.30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0.953cm" svg:x="17.192cm" svg:y="5.9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0.953cm" svg:x="5.092cm" svg:y="5.99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97cm" svg:y1="6.397cm" svg:x2="8.302cm" svg:y2="6.397cm">
          <text:p/>
        </draw:line>
        <draw:line draw:style-name="gr3" draw:text-style-name="P2" draw:layer="layout" svg:x1="9.255cm" svg:y1="6.397cm" svg:x2="11.16cm" svg:y2="6.397cm">
          <text:p/>
        </draw:line>
        <draw:line draw:style-name="gr3" draw:text-style-name="P2" draw:layer="layout" svg:x1="11.795cm" svg:y1="6.397cm" svg:x2="13.7cm" svg:y2="6.397cm">
          <text:p/>
        </draw:line>
        <draw:line draw:style-name="gr3" draw:text-style-name="P2" draw:layer="layout" svg:x1="14.652cm" svg:y1="6.397cm" svg:x2="17.192cm" svg:y2="6.397cm">
          <text:p/>
        </draw:line>
        <draw:custom-shape draw:style-name="gr1" draw:text-style-name="P1" draw:layer="layout" svg:width="0.952cm" svg:height="0.952cm" svg:x="13.7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52cm" svg:height="0.952cm" svg:x="11.06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52cm" svg:height="0.952cm" svg:x="8.302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0.953cm" svg:x="17.192cm" svg:y="14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0.953cm" svg:x="5.092cm" svg:y="14.33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97cm" svg:y1="14.735cm" svg:x2="8.302cm" svg:y2="14.735cm">
          <text:p/>
        </draw:line>
        <draw:line draw:style-name="gr3" draw:text-style-name="P2" draw:layer="layout" svg:x1="9.255cm" svg:y1="14.735cm" svg:x2="11.16cm" svg:y2="14.735cm">
          <text:p/>
        </draw:line>
        <draw:line draw:style-name="gr3" draw:text-style-name="P2" draw:layer="layout" svg:x1="11.795cm" svg:y1="14.735cm" svg:x2="13.7cm" svg:y2="14.735cm">
          <text:p/>
        </draw:line>
        <draw:line draw:style-name="gr3" draw:text-style-name="P2" draw:layer="layout" svg:x1="14.652cm" svg:y1="14.735cm" svg:x2="17.192cm" svg:y2="14.735cm">
          <text:p/>
        </draw:line>
        <draw:custom-shape draw:style-name="gr1" draw:text-style-name="P1" draw:layer="layout" svg:width="0.952cm" svg:height="0.952cm" svg:x="13.7cm" svg:y="1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52cm" svg:height="0.952cm" svg:x="11.06cm" svg:y="1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52cm" svg:height="0.952cm" svg:x="8.302cm" svg:y="1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255cm" svg:y1="12.43cm" svg:x2="11.16cm" svg:y2="12.43cm">
          <text:p/>
        </draw:line>
        <draw:line draw:style-name="gr3" draw:text-style-name="P2" draw:layer="layout" svg:x1="11.795cm" svg:y1="12.43cm" svg:x2="13.7cm" svg:y2="12.43cm">
          <text:p/>
        </draw:line>
        <draw:custom-shape draw:style-name="gr1" draw:text-style-name="P1" draw:layer="layout" svg:width="0.952cm" svg:height="0.952cm" svg:x="13.7cm" svg:y="1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52cm" svg:height="0.952cm" svg:x="11.06cm" svg:y="1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52cm" svg:height="0.952cm" svg:x="8.302cm" svg:y="1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255cm" svg:y1="17.009cm" svg:x2="11.16cm" svg:y2="17.009cm">
          <text:p/>
        </draw:line>
        <draw:line draw:style-name="gr3" draw:text-style-name="P2" draw:layer="layout" svg:x1="11.795cm" svg:y1="17.009cm" svg:x2="13.7cm" svg:y2="17.009cm">
          <text:p/>
        </draw:line>
        <draw:line draw:style-name="gr3" draw:text-style-name="P2" draw:layer="layout" svg:x1="8.937cm" svg:y1="14.652cm" svg:x2="8.937cm" svg:y2="13.065cm">
          <text:p/>
        </draw:line>
        <draw:line draw:style-name="gr3" draw:text-style-name="P2" draw:layer="layout" svg:x1="11.477cm" svg:y1="14.652cm" svg:x2="11.477cm" svg:y2="13.065cm">
          <text:p/>
        </draw:line>
        <draw:line draw:style-name="gr3" draw:text-style-name="P2" draw:layer="layout" svg:x1="14.235cm" svg:y1="14.652cm" svg:x2="14.235cm" svg:y2="13.065cm">
          <text:p/>
        </draw:line>
        <draw:line draw:style-name="gr3" draw:text-style-name="P2" draw:layer="layout" svg:x1="14.235cm" svg:y1="16.874cm" svg:x2="14.235cm" svg:y2="15.287cm">
          <text:p/>
        </draw:line>
        <draw:line draw:style-name="gr3" draw:text-style-name="P2" draw:layer="layout" svg:x1="11.535cm" svg:y1="16.875cm" svg:x2="11.535cm" svg:y2="15.288cm">
          <text:p/>
        </draw:line>
        <draw:line draw:style-name="gr3" draw:text-style-name="P2" draw:layer="layout" svg:x1="8.835cm" svg:y1="16.875cm" svg:x2="8.835cm" svg:y2="15.2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1T19:25:37.542992214</meta:creation-date>
    <dc:date>2022-01-11T19:30:44.733600479</dc:date>
    <meta:editing-duration>PT5M7S</meta:editing-duration>
    <meta:editing-cycles>1</meta:editing-cycles>
    <meta:document-statistic meta:object-count="34"/>
    <meta:generator>LibreOffice/7.2.3.2$Linux_X86_64 LibreOffice_project/20$Build-2</meta:generator>
  </office:meta>
</office:document-meta>
</file>